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CEC000009B10DB262C2.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1.8cm"/>
    </style:style>
    <style:style style:name="pr2" style:family="presentation" style:parent-style-name="Inspiration-outline1">
      <style:graphic-properties fo:min-height="11.93cm"/>
    </style:style>
    <style:style style:name="pr3" style:family="presentation" style:parent-style-name="Inspiration-notes">
      <style:graphic-properties draw:fill-color="#ffffff" fo:min-height="12.572cm"/>
    </style:style>
    <style:style style:name="pr4" style:family="presentation" style:parent-style-name="Inspiration-title">
      <style:graphic-properties fo:min-height="3.506cm"/>
    </style:style>
    <style:style style:name="pr5" style:family="presentation" style:parent-style-name="Inspiration-subtitle">
      <style:graphic-properties draw:fill-color="#ffffff" draw:auto-grow-height="true" fo:min-height="12.18cm"/>
    </style:style>
    <style:style style:name="pr6" style:family="presentation" style:parent-style-name="Inspiration-notes">
      <style:graphic-properties draw:fill-color="#ffffff" draw:auto-grow-height="true" fo:min-height="12.572cm"/>
    </style:style>
    <style:style style:name="P1" style:family="paragraph">
      <style:text-properties fo:font-size="26.3999996185303pt"/>
    </style:style>
    <style:style style:name="P2" style:family="paragraph">
      <style:paragraph-properties fo:text-align="start"/>
    </style:style>
    <style:style style:name="P3" style:family="paragraph">
      <style:paragraph-properties fo:margin-top="0cm" fo:margin-bottom="0.5cm" fo:text-align="start"/>
    </style:style>
    <style:style style:name="P4" style:family="paragraph">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style:font-size-asian="16pt" style:font-size-complex="16pt"/>
    </style:style>
    <style:style style:name="T5" style:family="text">
      <style:text-properties fo:font-size="30pt" style:font-size-asian="30pt" style:font-size-complex="30pt"/>
    </style:style>
    <style:style style:name="T6" style:family="text">
      <style:text-properties fo:font-family="'Liberation Sans'" style:font-family-generic="swiss" style:font-pitch="variable" fo:font-size="26pt" style:letter-kerning="true" style:font-family-asian="'Droid Sans Fallback'" style:font-family-generic-asian="system" style:font-pitch-asian="variable" style:font-size-asian="26pt" style:font-family-complex="'Lohit Hindi'" style:font-family-generic-complex="system" style:font-pitch-complex="variable" style:font-size-complex="26pt"/>
    </style:style>
    <style:style style:name="T7" style:family="text">
      <style:text-properties fo:font-family="'Liberation Sans'" style:font-family-generic="swiss" style:font-pitch="variable" fo:font-size="20pt" fo:font-weight="bold" style:letter-kerning="true" style:font-family-asian="'Droid Sans Fallback'"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8" style:family="text">
      <style:text-properties fo:font-family="'Liberation Sans'" style:font-family-generic="swiss" style:font-pitch="variable" fo:font-size="20pt" fo:font-weight="normal" style:letter-kerning="true" style:font-family-asian="'Droid Sans Fallback'" style:font-family-generic-asian="system" style:font-pitch-asian="variable" style:font-size-asian="20pt" style:font-weight-asian="normal" style:font-family-complex="'Lohit Hindi'" style:font-family-generic-complex="system" style:font-pitch-complex="variable" style:font-size-complex="20pt" style:font-weight-complex="normal"/>
    </style:style>
    <style:style style:name="T9" style:family="text">
      <style:text-properties fo:font-size="18pt" style:font-size-asian="18pt" style:font-size-complex="18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Setting the expectations right</text:p>
          </draw:text-box>
        </draw:frame>
        <draw:frame presentation:style-name="pr2" draw:layer="layout" svg:width="24.639cm" svg:height="12.18cm" svg:x="1.4cm" svg:y="5.82cm" presentation:class="outline">
          <draw:text-box>
            <text:p><text:span text:style-name="T1">What this course is about:</text:span></text:p>
            <text:list text:style-name="L2">
              <text:list-item>
                <text:p>Learning how to use Pentaho Data Integration to design an ETL process to populate a Kimball style star schema</text:p>
              </text:list-item>
            </text:list>
            <text:p><text:span text:style-name="T1">What this course is not about:</text:span></text:p>
            <text:list text:continue-numbering="true" text:style-name="L2">
              <text:list-item>
                <text:p>Learning the basics of Pentaho Data Integration</text:p>
              </text:list-item>
              <text:list-item>
                <text:p>Learning the basics of Kimball style star schemas</text:p>
              </text:list-item>
              <text:list-item>
                <text:p>Learning how to install the software packages used in this course</text:p>
              </text:list-item>
              <text:list-item>
                <text:p>Learning how to use the Linux command line</text:p>
                <text:p/>
              </text:list-item>
            </text:list>
          </draw:text-box>
        </draw:frame>
        <presentation:notes draw:style-name="dp2">
          <draw:page-thumbnail draw:style-name="gr1" draw:layer="layout" svg:width="0.001cm" svg:height="0.001cm" svg:x="0cm" svg:y="2.124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Installed Software</text:p>
          </draw:text-box>
        </draw:frame>
        <draw:frame presentation:style-name="pr2" draw:layer="layout" svg:width="24.639cm" svg:height="12.18cm" svg:x="1.4cm" svg:y="5.82cm" presentation:class="outline">
          <draw:text-box>
            <text:list text:style-name="L2">
              <text:list-header>
                <text:p text:style-name="P2">You should have following software installed:</text:p>
              </text:list-header>
              <text:list-item>
                <text:p>Oracle MySQL database server version &gt;= 5.5 </text:p>
              </text:list-item>
              <text:list-item>
                <text:p>Oracle MySQL Workbench</text:p>
              </text:list-item>
              <text:list-item>
                <text:p>MonetDB lastest version</text:p>
              </text:list-item>
              <text:list-item>
                <text:p>Pentaho Data Integration version 4.4.0-stable</text:p>
              </text:list-item>
              <text:list-item>
                <text:p>SQL Client like Squirrel</text:p>
              </text:list-item>
              <text:list-item>
                <text:p>Download the files for this course from the Packt website</text:p>
              </text:list-item>
            </text:list>
          </draw:text-box>
        </draw:frame>
        <presentation:notes draw:style-name="dp2">
          <draw:page-thumbnail draw:style-name="gr1" draw:layer="layout" svg:width="0.001cm" svg:height="0.001cm" svg:x="0cm" svg:y="2.124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1) Getting started</text:p>
          </draw:text-box>
        </draw:frame>
        <draw:frame presentation:style-name="pr2" draw:layer="layout" svg:width="24.639cm" svg:height="12.18cm" svg:x="1.4cm" svg:y="5.82cm" presentation:class="outline" presentation:user-transformed="true">
          <draw:text-box>
            <text:list text:style-name="L2">
              <text:list-item>
                <text:p>Understanding the raw data</text:p>
              </text:list-item>
              <text:list-item>
                <text:p>Creating the star schema</text:p>
              </text:list-item>
              <text:list-item>
                <text:p>Adding MySQL and MonetDB JDBC driver to Pentaho Kettle</text:p>
              </text:list-item>
              <text:list-item>
                <text:p>Setting up raw data and data mart DBs</text:p>
              </text:list-item>
              <text:list-item>
                <text:p>Define variables for the DB connections in kettle.properties</text:p>
                <text:p><text:span text:style-name="T2">Description: </text:span><text:span text:style-name="T3">We start with an introduction to the raw data that we will be using throughoutt this course.</text:span><text:span text:style-name="T4"> This is an extremely simplified data set which will allow us to get started quickly. Next we will create a star schema definition which will be the base of our data mart. Then we will finish our setup by adding the required JDBC drivers, setting up the databases and define the DB connection properties. </text:span><text:span text:style-name="T2">Prerequisites for this section: </text:span><text:span text:style-name="T3">You have MySQL and MonetDB installed and running.</text:span></text:p>
              </text:list-item>
            </text:list>
          </draw:text-box>
        </draw:frame>
        <presentation:notes draw:style-name="dp2">
          <draw:page-thumbnail draw:style-name="gr1" draw:layer="layout" svg:width="0.001cm" svg:height="0.001cm" svg:x="0cm" svg:y="2.124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Agile methodology</text:p>
          </draw:text-box>
        </draw:frame>
        <draw:frame presentation:style-name="pr2" draw:layer="layout" svg:width="24.639cm" svg:height="12.18cm" svg:x="1.4cm" svg:y="5.82cm" presentation:class="outline">
          <draw:text-box>
            <text:list text:style-name="L2">
              <text:list-item>
                <text:p>Quickly understand the structure and quality of the raw data</text:p>
              </text:list-item>
              <text:list-item>
                <text:p>Experiment with dimensions and measure and get quick client feedback from a prototype before implementing a full scale ETL solution. </text:p>
              </text:list-item>
            </text:list>
          </draw:text-box>
        </draw:frame>
        <presentation:notes draw:style-name="dp2">
          <draw:page-thumbnail draw:style-name="gr1" draw:layer="layout" svg:width="0.001cm" svg:height="0.001cm" svg:x="0cm" svg:y="2.124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0">
        <office:forms form:automatic-focus="false" form:apply-design-mode="false"/>
        <draw:frame presentation:style-name="pr4" draw:layer="layout" svg:width="25.199cm" svg:height="3.506cm" svg:x="1.4cm" svg:y="0.304cm" presentation:class="title" presentation:user-transformed="true">
          <draw:text-box>
            <text:p><text:line-break/>(2) <text:span text:style-name="T5">Agile BI - Create ETL to prepare joined Data Set</text:span></text:p>
          </draw:text-box>
        </draw:frame>
        <draw:frame presentation:style-name="pr5" draw:text-style-name="P2" draw:layer="layout" svg:width="24.639cm" svg:height="12.18cm" svg:x="1.4cm" svg:y="5.52cm" presentation:class="subtitle" presentation:user-transformed="true">
          <draw:text-box>
            <text:list text:style-name="L2">
              <text:list-item>
                <text:p text:style-name="P3"><text:span text:style-name="T6">Import joined original data set</text:span></text:p>
              </text:list-item>
              <text:list-item>
                <text:p text:style-name="P3"><text:span text:style-name="T6">Provide useful column names</text:span></text:p>
              </text:list-item>
              <text:list-item>
                <text:p text:style-name="P3"><text:span text:style-name="T6">Output data to MonetDB</text:span></text:p>
                <text:list>
                  <text:list-item>
                    <text:p text:style-name="P3"><text:span text:style-name="T6">Table output step for initial testing</text:span></text:p>
                  </text:list-item>
                  <text:list-item>
                    <text:p text:style-name="P3"><text:span text:style-name="T6">Bulk loader step for performance</text:span></text:p>
                  </text:list-item>
                </text:list>
              </text:list-item>
            </text:list>
            <text:p text:style-name="P3"><text:span text:style-name="T7">Description: </text:span><text:span text:style-name="T8">We will create an ETL transformation which imports the raw data sets and joins them together. We will output the data to a flat table on MonetDB using the table output step and later on the bulk loader step.</text:span></text:p>
          </draw:text-box>
        </draw:frame>
        <presentation:notes draw:style-name="dp2">
          <draw:page-thumbnail draw:style-name="gr1" draw:layer="layout" svg:width="0.001cm" svg:height="0.001cm" svg:x="0cm" svg:y="2.124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1T1">
        <office:forms form:automatic-focus="false" form:apply-design-mode="false"/>
        <draw:frame presentation:style-name="pr1" draw:text-style-name="P4" draw:layer="layout" svg:width="19.6cm" svg:height="1.8cm" svg:x="1.2cm" svg:y="1.8cm" presentation:class="title" presentation:user-transformed="true">
          <draw:text-box>
            <text:p><text:span text:style-name="T9">(3) Agile BI - Build OLAP Schema, analyze data and implement required ETL improvements </text:span></text:p>
          </draw:text-box>
        </draw:frame>
        <draw:frame presentation:style-name="pr2" draw:layer="layout" svg:width="24.639cm" svg:height="12.18cm" svg:x="1.4cm" svg:y="5.82cm" presentation:class="outline" presentation:user-transformed="true">
          <draw:text-box>
            <text:list text:style-name="L2">
              <text:list-item>
                <text:p>Create Analysis Model (OLAP Schema)</text:p>
              </text:list-item>
              <text:list-item>
                <text:p>Create Reporting Model</text:p>
              </text:list-item>
              <text:list-item>
                <text:p>Checking data for problems using Pentaho Analyzer: Are there any duplicates, misspellings etc. ?</text:p>
              </text:list-item>
              <text:list-item>
                <text:p>Implementing ETL improvements to solve found data problems.</text:p>
              </text:list-item>
            </text:list>
            <text:p text:style-name="P2"><text:span text:style-name="T10">Description: </text:span><text:span text:style-name="T11">Our aim is to quickly understand the quality of the raw data, so we will create an OLAP schema and then analyze the data using the built-in Analyzer perspective. We will discover a problem with the data and then make amendments to the ETL process so that the data quality is improved. Finally we will check again the data in the Analyzer to see if the data quality has really been improved.</text:span></text:p>
          </draw:text-box>
        </draw:frame>
        <presentation:notes draw:style-name="dp2">
          <draw:page-thumbnail draw:style-name="gr1" draw:layer="layout" svg:width="0.001cm" svg:height="0.001cm" svg:x="0cm" svg:y="2.124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Implementing the ETL solution</text:p>
          </draw:text-box>
        </draw:frame>
        <draw:frame presentation:style-name="pr2" draw:layer="layout" svg:width="24.639cm" svg:height="12.18cm" svg:x="1.4cm" svg:y="5.82cm" presentation:class="outline">
          <draw:text-box>
            <text:list text:style-name="L2">
              <text:list-item>
                <text:p>After the learnings gained from the agile approach, it's time to implement the real ETL solution:</text:p>
                <text:list>
                  <text:list-item>
                    <text:p>Populate dimensions first in parallel</text:p>
                  </text:list-item>
                  <text:list-item>
                    <text:p>Populate fact tables fact tables in parallel</text:p>
                  </text:list-item>
                </text:list>
                <text:p/>
              </text:list-item>
              <text:list-item>
                <text:p>Note: In a small project, where you only have one fact table or a few fact tables and no conformed dimensions, you can populate dimensions and fact tables in one go if suitable.</text:p>
              </text:list-item>
            </text:list>
          </draw:text-box>
        </draw:frame>
        <presentation:notes draw:style-name="dp2">
          <draw:page-thumbnail draw:style-name="gr1" draw:layer="layout" svg:width="0.001cm" svg:height="0.001cm" svg:x="0cm" svg:y="2.124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4) Slowly Changing Dimensions</text:p>
          </draw:text-box>
        </draw:frame>
        <draw:frame presentation:style-name="pr2" draw:layer="layout" svg:width="24.639cm" svg:height="12.18cm" svg:x="1.4cm" svg:y="5.82cm" presentation:class="outline" presentation:user-transformed="true">
          <draw:text-box>
            <text:list text:style-name="L2">
              <text:list-header>
                <text:p/>
              </text:list-header>
              <text:list-item>
                <text:p>Create lens dimension Type 1 using Insert / Update step</text:p>
              </text:list-item>
              <text:list-item>
                <text:p>Create lens dimension Type 1 using Dimension Lookup / Update step</text:p>
              </text:list-item>
              <text:list-item>
                <text:p>Create customer dimension Type 2 using Dimension Lookup / Update step</text:p>
              </text:list-item>
            </text:list>
            <text:p text:style-name="P2"><text:span text:style-name="T10">Description: </text:span><text:span text:style-name="T11">You will learn how to create and populate a slowly change dimension type 1 and type 2. </text:span></text:p>
          </draw:text-box>
        </draw:frame>
        <presentation:notes draw:style-name="dp2">
          <draw:page-thumbnail draw:style-name="gr1" draw:layer="layout" svg:width="0.001cm" svg:height="0.001cm" svg:x="0cm" svg:y="2.124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5) Populating the date dimension</text:p>
          </draw:text-box>
        </draw:frame>
        <draw:frame presentation:style-name="pr2" draw:layer="layout" svg:width="24.639cm" svg:height="12.18cm" svg:x="1.4cm" svg:y="5.82cm" presentation:class="outline">
          <draw:text-box>
            <text:list text:style-name="L2">
              <text:list-item>
                <text:p>Define start and end date parameters for the date period covered by the date dimension</text:p>
              </text:list-item>
              <text:list-item>
                <text:p>Calculate days between start and end date and use this to clone the rows</text:p>
              </text:list-item>
              <text:list-item>
                <text:p>Use calculator step to create various data attributes</text:p>
              </text:list-item>
              <text:list-item>
                <text:p>Bulk upload to MonetDB</text:p>
              </text:list-item>
            </text:list>
            <text:p text:style-name="P2"><text:span text:style-name="T10">Description:</text:span><text:span text:style-name="T11"> We will create a transformation which auto-generates data for the date dimension for a given time period. The time period can be specified by supplying two parameter values to the transformation, so this is an extremely flexible setup.</text:span></text:p>
          </draw:text-box>
        </draw:frame>
        <presentation:notes draw:style-name="dp2">
          <draw:page-thumbnail draw:style-name="gr1" draw:layer="layout" svg:width="0.001cm" svg:height="0.001cm" svg:x="0cm" svg:y="2.124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6) Creating the fact transformation</text:p>
          </draw:text-box>
        </draw:frame>
        <draw:frame presentation:style-name="pr2" draw:layer="layout" svg:width="24.639cm" svg:height="12.18cm" svg:x="1.4cm" svg:y="5.82cm" presentation:class="outline">
          <draw:text-box>
            <text:list text:style-name="L2">
              <text:list-item>
                <text:p>Source raw data</text:p>
              </text:list-item>
              <text:list-item>
                <text:p>Lookup technical key for lens SCD Type 1</text:p>
              </text:list-item>
              <text:list-item>
                <text:p>Lookup technical key for customer SCD Type 2</text:p>
              </text:list-item>
              <text:list-item>
                <text:p>Create date technical key</text:p>
              </text:list-item>
              <text:list-item>
                <text:p>Bulk upload data to MonetDB</text:p>
              </text:list-item>
            </text:list>
            <text:p text:style-name="P2"><text:span text:style-name="T10">Description: </text:span><text:span text:style-name="T11">We will import the raw data and lookup the required technical keys. You will also learn how to create a fake but very useful technical key for the date dimension. In the end we will bulk upload the data to our columnar data store MonetDB.</text:span></text:p>
          </draw:text-box>
        </draw:frame>
        <presentation:notes draw:style-name="dp2">
          <draw:page-thumbnail draw:style-name="gr1" draw:layer="layout" svg:width="0.001cm" svg:height="0.001cm" svg:x="0cm" svg:y="2.124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7) Orchestration</text:p>
          </draw:text-box>
        </draw:frame>
        <draw:frame presentation:style-name="pr2" draw:layer="layout" svg:width="24.639cm" svg:height="12.18cm" svg:x="1.4cm" svg:y="5.82cm" presentation:class="outline">
          <draw:text-box>
            <text:list text:style-name="L2">
              <text:list-item>
                <text:p>Create job flow (Orchestration)</text:p>
                <text:list>
                  <text:list-item>
                    <text:p>Load dimensions in parallel</text:p>
                  </text:list-item>
                  <text:list-item>
                    <text:p>Load fact table</text:p>
                  </text:list-item>
                </text:list>
              </text:list-item>
            </text:list>
            <text:p text:style-name="P2"><text:span text:style-name="T10">Description:</text:span><text:span text:style-name="T11"> All our transformations are ready now for the first full load of the data mart. Now we want to define the order of execution of these transformations by creating a job flow.</text:span></text:p>
          </draw:text-box>
        </draw:frame>
        <presentation:notes draw:style-name="dp2">
          <draw:page-thumbnail draw:style-name="gr1" draw:layer="layout" svg:width="0.001cm" svg:height="0.001cm" svg:x="0cm" svg:y="2.124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8) ID based Change Data Capture</text:p>
          </draw:text-box>
        </draw:frame>
        <draw:frame presentation:style-name="pr2" draw:layer="layout" svg:width="24.639cm" svg:height="12.18cm" svg:x="1.4cm" svg:y="5.82cm" presentation:class="outline" presentation:user-transformed="true">
          <draw:text-box>
            <text:list text:style-name="L2">
              <text:list-item>
                <text:p text:style-name="P2">Retrieve max id from fact table and set as variable</text:p>
              </text:list-item>
              <text:list-item>
                <text:p text:style-name="P2">Adjust table input step of main fact transformation to constrain on the id</text:p>
              </text:list-item>
              <text:list-item>
                <text:p text:style-name="P2">Create dedicated job for CDC</text:p>
              </text:list-item>
              <text:list-item>
                <text:p text:style-name="P2">Testing the process</text:p>
              </text:list-item>
            </text:list>
            <text:p text:style-name="P2"><text:span text:style-name="T10">Description:</text:span><text:span text:style-name="T11"> Now we are at a stage where all the basics are set up. Next we have to create a process that imports new data in a reliable fashion. We will make implement a CDC (change data capture) process therefor.</text:span></text:p>
          </draw:text-box>
        </draw:frame>
        <presentation:notes draw:style-name="dp2">
          <draw:page-thumbnail draw:style-name="gr1" draw:layer="layout" svg:width="0.001cm" svg:height="0.001cm" svg:x="0cm" svg:y="2.124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1T1">
        <office:forms form:automatic-focus="false" form:apply-design-mode="false"/>
        <draw:frame presentation:style-name="pr1" draw:layer="layout" svg:width="23.692cm" svg:height="1.8cm" svg:x="1.2cm" svg:y="1.8cm" presentation:class="title" presentation:user-transformed="true">
          <draw:text-box>
            <text:p>(9) Final touches: Logging and scheduling</text:p>
          </draw:text-box>
        </draw:frame>
        <draw:frame presentation:style-name="pr2" draw:layer="layout" svg:width="24.639cm" svg:height="12.18cm" svg:x="1.4cm" svg:y="5.82cm" presentation:class="outline" presentation:user-transformed="true">
          <draw:text-box>
            <text:list text:style-name="L2">
              <text:list-item>
                <text:p>Set up built-in logging</text:p>
              </text:list-item>
              <text:list-item>
                <text:p>Schedule on the command line</text:p>
              </text:list-item>
            </text:list>
            <text:p text:style-name="P2"><text:span text:style-name="T10">Description:</text:span><text:span text:style-name="T11"> In order to allow easy monitoring of our ETL processes, we will set up a dedicated logging mechanism. Finally we will schedule our ETL process so that it is executed every night.</text:span></text:p>
          </draw:text-box>
        </draw:frame>
        <presentation:notes draw:style-name="dp2">
          <draw:page-thumbnail draw:style-name="gr1" draw:layer="layout" svg:width="0.001cm" svg:height="0.001cm" svg:x="0cm" svg:y="2.124cm" draw:page-number="1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3.9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iethard Steiner</meta:initial-creator>
    <meta:creation-date>2013-02-10T14:51:34</meta:creation-date>
    <dc:date>2013-12-04T16:21:01</dc:date>
    <dc:creator>Diethard Steiner</dc:creator>
    <meta:editing-duration>PT21H16M2S</meta:editing-duration>
    <meta:editing-cycles>112</meta:editing-cycles>
    <meta:generator>OpenOffice/4.0.1$Unix OpenOffice.org_project/401m5$Build-9714</meta:generator>
    <meta:document-statistic meta:object-count="85"/>
  </office:meta>
</office:document-meta>
</file>